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ea66" officeooo:paragraph-rsid="0007ea66" style:font-size-asian="14pt" style:font-size-complex="16pt"/>
    </style:style>
    <style:style style:name="P2" style:family="paragraph" style:parent-style-name="Standard">
      <style:text-properties fo:font-size="16pt" officeooo:rsid="0009b5e2" officeooo:paragraph-rsid="0009b5e2" style:font-size-asian="14pt" style:font-size-complex="16pt"/>
    </style:style>
    <style:style style:name="P3" style:family="paragraph" style:parent-style-name="Standard">
      <style:text-properties fo:font-size="16pt" officeooo:rsid="000a1cf8" officeooo:paragraph-rsid="000a1cf8" style:font-size-asian="14pt" style:font-size-complex="16pt"/>
    </style:style>
    <style:style style:name="P4" style:family="paragraph" style:parent-style-name="Standard">
      <style:text-properties fo:font-size="16pt" officeooo:rsid="000ac358" officeooo:paragraph-rsid="000ac358" style:font-size-asian="14pt" style:font-size-complex="16pt"/>
    </style:style>
    <style:style style:name="P5" style:family="paragraph" style:parent-style-name="Standard">
      <style:text-properties fo:font-size="16pt" officeooo:rsid="000b2b80" officeooo:paragraph-rsid="000b2b80" style:font-size-asian="14pt" style:font-size-complex="16pt"/>
    </style:style>
    <style:style style:name="P6" style:family="paragraph" style:parent-style-name="Standard">
      <style:text-properties fo:font-size="16pt" officeooo:rsid="000bb1a2" officeooo:paragraph-rsid="000bb1a2" style:font-size-asian="14pt" style:font-size-complex="16pt"/>
    </style:style>
    <style:style style:name="P7" style:family="paragraph" style:parent-style-name="Standard">
      <style:text-properties fo:font-size="16pt" officeooo:rsid="000d5139" officeooo:paragraph-rsid="000d5139" style:font-size-asian="14pt" style:font-size-complex="16pt"/>
    </style:style>
    <style:style style:name="P8" style:family="paragraph" style:parent-style-name="Standard">
      <style:text-properties fo:font-size="16pt" officeooo:rsid="000f3ec8" officeooo:paragraph-rsid="000f3ec8" style:font-size-asian="14pt" style:font-size-complex="16pt"/>
    </style:style>
    <style:style style:name="P9" style:family="paragraph" style:parent-style-name="Standard">
      <style:text-properties fo:font-size="16pt" officeooo:rsid="00106c9e" officeooo:paragraph-rsid="00106c9e" style:font-size-asian="14pt" style:font-size-complex="16pt"/>
    </style:style>
    <style:style style:name="T1" style:family="text">
      <style:text-properties officeooo:rsid="000b2b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text:tab/>#include&lt;stdio.h&gt;</text:p>
      <text:p text:style-name="P2">int main()</text:p>
      <text:p text:style-name="P2">{</text:p>
      <text:p text:style-name="P2"><text:s text:c="4"/>int a=0,b=1,c,n,i;</text:p>
      <text:p text:style-name="P2"/>
      <text:p text:style-name="P2"><text:s text:c="4"/>printf("Enter a number :- ");</text:p>
      <text:p text:style-name="P2"><text:s text:c="4"/>scanf("%d",&amp;n);</text:p>
      <text:p text:style-name="P2"/>
      <text:p text:style-name="P2"><text:s text:c="4"/>for(i=1;i&lt;n;i++)</text:p>
      <text:p text:style-name="P2"><text:s text:c="4"/>{</text:p>
      <text:p text:style-name="P2"><text:s text:c="8"/>c=a+b;</text:p>
      <text:p text:style-name="P2"><text:s text:c="8"/>a=b;</text:p>
      <text:p text:style-name="P2"><text:s text:c="8"/>b=c;</text:p>
      <text:p text:style-name="P2"/>
      <text:p text:style-name="P2"><text:s text:c="4"/>}</text:p>
      <text:p text:style-name="P2"><text:s text:c="4"/>printf("The %d term is %d\n",n,a);</text:p>
      <text:p text:style-name="P2">}</text:p>
      <text:p text:style-name="P2"/>
      <text:p text:style-name="P3">2.<text:tab/>#include&lt;stdio.h&gt;</text:p>
      <text:p text:style-name="P3">int main()</text:p>
      <text:p text:style-name="P3">{</text:p>
      <text:p text:style-name="P3"><text:s text:c="4"/>int a=0,b=1,c,n,i;</text:p>
      <text:p text:style-name="P3"/>
      <text:p text:style-name="P3"><text:s text:c="4"/>printf("Enter a number :- ");</text:p>
      <text:p text:style-name="P3"><text:s text:c="4"/>scanf("%d",&amp;n);</text:p>
      <text:p text:style-name="P3"/>
      <text:p text:style-name="P3"><text:s text:c="4"/>for(i=1;i&lt;=n;i++)</text:p>
      <text:p text:style-name="P3"><text:s text:c="4"/>{</text:p>
      <text:p text:style-name="P3"><text:s text:c="8"/>printf("%d\t",a);</text:p>
      <text:p text:style-name="P3"><text:s text:c="8"/>c=a+b;</text:p>
      <text:p text:style-name="P3"><text:s text:c="8"/>a=b;</text:p>
      <text:p text:style-name="P3"><text:s text:c="8"/>b=c;</text:p>
      <text:p text:style-name="P3"/>
      <text:p text:style-name="P3"><text:s text:c="4"/>}</text:p>
      <text:p text:style-name="P3"><text:s text:c="4"/>printf("\n");</text:p>
      <text:p text:style-name="P3">}</text:p>
      <text:p text:style-name="P3"/>
      <text:p text:style-name="P3"/>
      <text:p text:style-name="P3"/>
      <text:p text:style-name="P3"><text:soft-page-break/>3.<text:tab/>#include&lt;stdio.h&gt;</text:p>
      <text:p text:style-name="P3">int main()</text:p>
      <text:p text:style-name="P3">{</text:p>
      <text:p text:style-name="P3"><text:s text:c="4"/>int a=0,b=1,c,n,i,condition=0;</text:p>
      <text:p text:style-name="P3"/>
      <text:p text:style-name="P3"><text:s text:c="4"/>printf("Enter a number :- ");</text:p>
      <text:p text:style-name="P3"><text:s text:c="4"/>scanf("%d",&amp;n);</text:p>
      <text:p text:style-name="P3"/>
      <text:p text:style-name="P3"><text:s text:c="4"/>for(i=1;i&lt;=1000;i++)</text:p>
      <text:p text:style-name="P3"><text:s text:c="4"/>{</text:p>
      <text:p text:style-name="P3"><text:s text:c="8"/>c=a+b;</text:p>
      <text:p text:style-name="P3"><text:s text:c="8"/>a=b;</text:p>
      <text:p text:style-name="P3"><text:s text:c="8"/>b=c;</text:p>
      <text:p text:style-name="P3"><text:s text:c="8"/>if(a==n)</text:p>
      <text:p text:style-name="P3"><text:s text:c="8"/>{</text:p>
      <text:p text:style-name="P3"><text:s text:c="12"/>condition=1;</text:p>
      <text:p text:style-name="P3"><text:s text:c="12"/>break;</text:p>
      <text:p text:style-name="P3"><text:s text:c="8"/>}</text:p>
      <text:p text:style-name="P3"><text:s text:c="4"/>}</text:p>
      <text:p text:style-name="P3"><text:s text:c="4"/>if(condition)</text:p>
      <text:p text:style-name="P3"><text:s text:c="8"/>printf("The number %d is in Fibonnaci series\n",n);</text:p>
      <text:p text:style-name="P3"><text:s text:c="4"/>else</text:p>
      <text:p text:style-name="P3"><text:s text:c="8"/>printf("The number %d is not in Fibonnaci series\n",n);</text:p>
      <text:p text:style-name="P3"><text:s text:c="4"/>printf("\n");</text:p>
      <text:p text:style-name="P3">}</text:p>
      <text:p text:style-name="P3"/>
      <text:p text:style-name="P4">4.<text:tab/>#include&lt;stdio.h&gt;</text:p>
      <text:p text:style-name="P4">int main()</text:p>
      <text:p text:style-name="P4">{</text:p>
      <text:p text:style-name="P4"><text:s text:c="4"/>int a,b,i,c;</text:p>
      <text:p text:style-name="P4"/>
      <text:p text:style-name="P4"><text:s text:c="4"/>printf("Enter two numbers :- ");</text:p>
      <text:p text:style-name="P4"><text:s text:c="4"/>scanf("%d %d",&amp;a,&amp;b);</text:p>
      <text:p text:style-name="P4"/>
      <text:p text:style-name="P4"><text:s text:c="4"/>if(a&gt;b)</text:p>
      <text:p text:style-name="P4"><text:s text:c="8"/>c=<text:span text:style-name="T1">b</text:span>;</text:p>
      <text:p text:style-name="P4"><text:s text:c="4"/>else</text:p>
      <text:p text:style-name="P4"><text:s text:c="8"/>c=<text:span text:style-name="T1">a</text:span>;</text:p>
      <text:p text:style-name="P4"/>
      <text:p text:style-name="P4"><text:soft-page-break/><text:s text:c="4"/>for(i=c;i&gt;0;i--)</text:p>
      <text:p text:style-name="P4"><text:s text:c="4"/>{</text:p>
      <text:p text:style-name="P4"><text:s text:c="8"/>if((a%i==0)&amp;&amp;(b%i==0))</text:p>
      <text:p text:style-name="P4"><text:s text:c="8"/>{</text:p>
      <text:p text:style-name="P4"><text:s text:c="12"/>printf("The HCF of %d and %d is %d\n",a,b,i);</text:p>
      <text:p text:style-name="P4"><text:s text:c="12"/>break;</text:p>
      <text:p text:style-name="P4"><text:s text:c="8"/>}</text:p>
      <text:p text:style-name="P4"><text:s text:c="4"/>}</text:p>
      <text:p text:style-name="P4">}</text:p>
      <text:p text:style-name="P4"/>
      <text:p text:style-name="P5">5.<text:tab/>#include&lt;stdio.h&gt;</text:p>
      <text:p text:style-name="P5">int main()</text:p>
      <text:p text:style-name="P5">{</text:p>
      <text:p text:style-name="P5"><text:s text:c="4"/>int a,b,i,c=1;</text:p>
      <text:p text:style-name="P5"><text:s text:c="4"/>printf("Enter two numbers :- ");</text:p>
      <text:p text:style-name="P5"><text:s text:c="4"/>scanf("%d %d",&amp;a,&amp;b);</text:p>
      <text:p text:style-name="P5"/>
      <text:p text:style-name="P5"><text:s text:c="4"/>for(i=2;i&lt;=(a&gt;b?b:a);i++)</text:p>
      <text:p text:style-name="P5"><text:s text:c="4"/>{</text:p>
      <text:p text:style-name="P5"><text:s text:c="8"/>if((a%i==0)&amp;&amp;(b%i==0))</text:p>
      <text:p text:style-name="P5"><text:s text:c="8"/>{</text:p>
      <text:p text:style-name="P5"><text:s text:c="12"/>c=0;</text:p>
      <text:p text:style-name="P5"><text:s text:c="12"/>break;</text:p>
      <text:p text:style-name="P5"><text:s text:c="8"/>}</text:p>
      <text:p text:style-name="P5"><text:s text:c="4"/>}</text:p>
      <text:p text:style-name="P5"><text:s text:c="4"/>if(c)</text:p>
      <text:p text:style-name="P5"><text:s text:c="8"/>printf("%d and %d are co-prime numbers\n",a,b);</text:p>
      <text:p text:style-name="P5"><text:s text:c="4"/>else</text:p>
      <text:p text:style-name="P5"><text:s text:c="8"/>printf("%d and %d are not co-prime numbers\n",a,b);</text:p>
      <text:p text:style-name="P5">}</text:p>
      <text:p text:style-name="P5"/>
      <text:p text:style-name="P6">6.<text:tab/>#include&lt;stdio.h&gt;</text:p>
      <text:p text:style-name="P6">int main()</text:p>
      <text:p text:style-name="P6">{</text:p>
      <text:p text:style-name="P6"><text:s text:c="4"/>int a,i,b;</text:p>
      <text:p text:style-name="P6"/>
      <text:p text:style-name="P6"><text:s text:c="4"/>for(i=2;i&lt;=100;i++)</text:p>
      <text:p text:style-name="P6"><text:s text:c="4"/>{</text:p>
      <text:p text:style-name="P6"><text:s text:c="8"/>b=0;</text:p>
      <text:p text:style-name="P6"><text:soft-page-break/><text:s text:c="8"/>for(a=2;a&lt;=i/2;a++)</text:p>
      <text:p text:style-name="P6"><text:s text:c="8"/>{</text:p>
      <text:p text:style-name="P6"><text:s text:c="12"/>if(i%a==0)</text:p>
      <text:p text:style-name="P6"><text:s text:c="12"/>{</text:p>
      <text:p text:style-name="P6"><text:s text:c="16"/>b++;</text:p>
      <text:p text:style-name="P6"><text:s text:c="16"/>break;</text:p>
      <text:p text:style-name="P6"><text:s text:c="12"/>}</text:p>
      <text:p text:style-name="P6"><text:s text:c="8"/>}</text:p>
      <text:p text:style-name="P6"><text:s text:c="4"/>if(b==0)</text:p>
      <text:p text:style-name="P6"><text:s text:c="8"/>printf("%d\t",i);</text:p>
      <text:p text:style-name="P6"><text:s text:c="4"/>}</text:p>
      <text:p text:style-name="P6"><text:s text:c="4"/>printf("\n");</text:p>
      <text:p text:style-name="P7">}</text:p>
      <text:p text:style-name="P7"/>
      <text:p text:style-name="P7">7.<text:tab/>#include&lt;stdio.h&gt;</text:p>
      <text:p text:style-name="P7">int main()</text:p>
      <text:p text:style-name="P7">{</text:p>
      <text:p text:style-name="P7"><text:s text:c="4"/>int a,i,b,l,u;</text:p>
      <text:p text:style-name="P7"><text:s text:c="4"/>printf("Enter lower and upper limit numbers :- ");</text:p>
      <text:p text:style-name="P7"><text:s text:c="4"/>scanf("%d %d",&amp;l,&amp;u);</text:p>
      <text:p text:style-name="P7"/>
      <text:p text:style-name="P7"><text:s text:c="4"/>for(i=l;i&lt;=u;i++)</text:p>
      <text:p text:style-name="P7"><text:s text:c="4"/>{</text:p>
      <text:p text:style-name="P7"><text:s text:c="8"/>b=0;</text:p>
      <text:p text:style-name="P7"><text:s text:c="8"/>for(a=2;a&lt;=i/2;a++)</text:p>
      <text:p text:style-name="P7"><text:s text:c="8"/>{</text:p>
      <text:p text:style-name="P7"><text:s text:c="12"/>if(i%a==0)</text:p>
      <text:p text:style-name="P7"><text:s text:c="12"/>{</text:p>
      <text:p text:style-name="P7"><text:s text:c="16"/>b++;</text:p>
      <text:p text:style-name="P7"><text:s text:c="16"/>break;</text:p>
      <text:p text:style-name="P7"><text:s text:c="12"/>}</text:p>
      <text:p text:style-name="P7"><text:s text:c="8"/>}</text:p>
      <text:p text:style-name="P7"><text:s text:c="4"/>if(b==0)</text:p>
      <text:p text:style-name="P7"><text:s text:c="8"/>printf("%d\t",i);</text:p>
      <text:p text:style-name="P7"><text:s text:c="4"/>}</text:p>
      <text:p text:style-name="P7"><text:s text:c="4"/>printf("\n");</text:p>
      <text:p text:style-name="P7">}</text:p>
      <text:p text:style-name="P7"/>
      <text:p text:style-name="P7"/>
      <text:p text:style-name="P8"><text:soft-page-break/>8.<text:tab/>#include&lt;stdio.h&gt;</text:p>
      <text:p text:style-name="P8">int main()</text:p>
      <text:p text:style-name="P8">{</text:p>
      <text:p text:style-name="P8"><text:s text:c="4"/>int a,i,b,l,u;</text:p>
      <text:p text:style-name="P8"><text:s text:c="4"/>printf("Enter lower and upper limit numbers :- ");</text:p>
      <text:p text:style-name="P8"><text:s text:c="4"/>scanf("%d %d",&amp;l,&amp;u);</text:p>
      <text:p text:style-name="P8"/>
      <text:p text:style-name="P8"><text:s text:c="4"/>for(i=l;i&lt;=u;i++)</text:p>
      <text:p text:style-name="P8"><text:s text:c="4"/>{</text:p>
      <text:p text:style-name="P8"><text:s text:c="8"/>b=0;</text:p>
      <text:p text:style-name="P8"><text:s text:c="8"/>for(a=2;a&lt;=i/2;a++)</text:p>
      <text:p text:style-name="P8"><text:s text:c="8"/>{</text:p>
      <text:p text:style-name="P8"><text:s text:c="12"/>if(i%a==0)</text:p>
      <text:p text:style-name="P8"><text:s text:c="12"/>{</text:p>
      <text:p text:style-name="P8"><text:s text:c="16"/>b++;</text:p>
      <text:p text:style-name="P8"><text:s text:c="16"/>break;</text:p>
      <text:p text:style-name="P8"><text:s text:c="12"/>}</text:p>
      <text:p text:style-name="P8"><text:s text:c="8"/>}</text:p>
      <text:p text:style-name="P8"><text:s text:c="4"/>if(b==0)</text:p>
      <text:p text:style-name="P8"><text:s text:c="8"/>printf("%d\t",i);</text:p>
      <text:p text:style-name="P8"><text:s text:c="4"/>}</text:p>
      <text:p text:style-name="P8"><text:s text:c="4"/>printf("\n");</text:p>
      <text:p text:style-name="P8">}</text:p>
      <text:p text:style-name="P8"/>
      <text:p text:style-name="P8">9.<text:tab/>#include&lt;stdio.h&gt;</text:p>
      <text:p text:style-name="P8">int main()</text:p>
      <text:p text:style-name="P8">{</text:p>
      <text:p text:style-name="P8"><text:s text:c="4"/>int a,d,sum=0,i,b;</text:p>
      <text:p text:style-name="P8"><text:s text:c="4"/>printf("Enter a number :- ");</text:p>
      <text:p text:style-name="P8"><text:s text:c="4"/>scanf("%d",&amp;a);</text:p>
      <text:p text:style-name="P8"><text:s text:c="4"/>b=a;</text:p>
      <text:p text:style-name="P8"/>
      <text:p text:style-name="P8"><text:s text:c="4"/>for(i=1;i&gt;0;i++)</text:p>
      <text:p text:style-name="P8"><text:s text:c="4"/>{</text:p>
      <text:p text:style-name="P8"><text:s text:c="8"/>d=a%10;</text:p>
      <text:p text:style-name="P8"><text:s text:c="8"/>sum+=(d*d*d);</text:p>
      <text:p text:style-name="P8"><text:s text:c="8"/>a/=10;</text:p>
      <text:p text:style-name="P8"><text:s text:c="8"/>if(a==0)</text:p>
      <text:p text:style-name="P8"><text:s text:c="12"/>break;</text:p>
      <text:p text:style-name="P8"><text:soft-page-break/><text:s text:c="4"/>}</text:p>
      <text:p text:style-name="P8"><text:s text:c="4"/>if(b==sum)</text:p>
      <text:p text:style-name="P8"><text:s text:c="8"/>printf("%d is an Armstrong number\n",b);</text:p>
      <text:p text:style-name="P8"><text:s text:c="4"/>else</text:p>
      <text:p text:style-name="P8"><text:s text:c="8"/>printf("%d is not an Armstrong number\n",b);</text:p>
      <text:p text:style-name="P8">}</text:p>
      <text:p text:style-name="P8"/>
      <text:p text:style-name="P9">10.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21:19:49.949539362</meta:creation-date>
    <dc:date>2022-07-22T23:24:33.298113455</dc:date>
    <meta:editing-duration>PT18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175" meta:word-count="289" meta:character-count="2883" meta:non-whitespace-character-count="1833"/>
  </office:meta>
</office:document-meta>
</file>